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5b5" officeooo:paragraph-rsid="000505b5"/>
    </style:style>
    <style:style style:name="P2" style:family="paragraph" style:parent-style-name="Standard">
      <style:text-properties officeooo:rsid="000505b5" officeooo:paragraph-rsid="00054743"/>
    </style:style>
    <style:style style:name="P3" style:family="paragraph" style:parent-style-name="Standard">
      <style:text-properties fo:font-weight="bold" officeooo:rsid="000505b5" officeooo:paragraph-rsid="000505b5" style:font-weight-asian="bold" style:font-weight-complex="bold"/>
    </style:style>
    <style:style style:name="P4" style:family="paragraph" style:parent-style-name="Standard">
      <style:text-properties fo:font-weight="bold" officeooo:rsid="00054743" officeooo:paragraph-rsid="00054743" style:font-weight-asian="bold" style:font-weight-complex="bold"/>
    </style:style>
    <style:style style:name="P5" style:family="paragraph" style:parent-style-name="Standard">
      <style:text-properties fo:font-weight="normal" officeooo:rsid="00054743" officeooo:paragraph-rsid="00054743" style:font-weight-asian="normal" style:font-weight-complex="normal"/>
    </style:style>
    <style:style style:name="P6" style:family="paragraph" style:parent-style-name="Standard">
      <style:text-properties fo:font-weight="normal" officeooo:rsid="00073902" officeooo:paragraph-rsid="00073902" style:font-weight-asian="normal" style:font-weight-complex="normal"/>
    </style:style>
    <style:style style:name="P7" style:family="paragraph" style:parent-style-name="Standard">
      <style:text-properties fo:font-weight="normal" officeooo:rsid="00073902" officeooo:paragraph-rsid="00054743" style:font-weight-asian="normal" style:font-weight-complex="normal"/>
    </style:style>
    <style:style style:name="T1" style:family="text">
      <style:text-properties officeooo:rsid="00054743"/>
    </style:style>
    <style:style style:name="T2" style:family="text">
      <style:text-properties officeooo:rsid="0005b1bb"/>
    </style:style>
    <style:style style:name="T3" style:family="text">
      <style:text-properties fo:color="#c9211e" loext:opacity="100%" style:text-underline-style="solid" style:text-underline-width="auto" style:text-underline-color="font-color" fo:font-weight="bold" officeooo:rsid="0005b1bb" style:font-weight-asian="bold" style:font-weight-complex="bold"/>
    </style:style>
    <style:style style:name="T4" style:family="text">
      <style:text-properties officeooo:rsid="000739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ur la soutenance </text:p>
      <text:p text:style-name="P6">Date : 3 juin après midi, 4 juin toute la journée</text:p>
      <text:p text:style-name="P3"/>
      <text:p text:style-name="P4">La forme</text:p>
      <text:p text:style-name="P1">- arriver avant l’heure</text:p>
      <text:p text:style-name="P1">- Prévoir si jamais rien ne se passe comme prévu : prendre une clé usb</text:p>
      <text:p text:style-name="P1">- pdf</text:p>
      <text:p text:style-name="P1">- Un des jury ne connaît rien du projet : la soutenance doit être fait pour lui</text:p>
      <text:p text:style-name="P1">- 30 min pour la soutenance : 20 minutes pour présenter au moins + 10 démo et autres</text:p>
      <text:p text:style-name="P1">- Répartir les rôles, tout le monde doit avoir un temps de parole, quand l’un parle les autres s’efface</text:p>
      <text:p text:style-name="P1">- Ne pas être entre le jury et l’écran</text:p>
      <text:p text:style-name="P1">- Se taire quand c’est pas notre tour (surtout pendant les questions/réponses), même si qlqn dit une connerie</text:p>
      <text:p text:style-name="P1"/>
      <text:p text:style-name="P4">La présentation</text:p>
      <text:p text:style-name="P2">- 15-<text:span text:style-name="T1">20</text:span> transparents environ, <text:span text:style-name="T1">passer entre 1 et 2 minutes par transparent</text:span></text:p>
      <text:p text:style-name="P2">- <text:span text:style-name="T1">Avoir un plan : l’énoncé au début, on doit savoir où on en est durant toute la présentation, transparents numérotés, pas de fautes d’orthographes, désactiver le correcteur orthographique si pas un pdf</text:span></text:p>
      <text:p text:style-name="P2">- <text:span text:style-name="T1">Voire si les couleurs sont visibles et contrastés dans la salle, si il y a un code couleurs faire un code en parallèle pour les daltoniens (pas forcément besoin d’en tenir compte)</text:span></text:p>
      <text:p text:style-name="P2"/>
      <text:p text:style-name="P4">Le fond</text:p>
      <text:p text:style-name="P5">- Se présenter</text:p>
      <text:p text:style-name="P5">- Qui quand comment du projet</text:p>
      <text:p text:style-name="P5">- Présenter sujet du projet</text:p>
      <text:p text:style-name="P5">- Présenter les outils, les technos utilisées</text:p>
      <text:p text:style-name="P5">- <text:span text:style-name="T2">Diagramme de classe, patrons utilisés</text:span></text:p>
      <text:p text:style-name="P5">- <text:span text:style-name="T2">Faire une démo : on la place où on veut</text:span></text:p>
      <text:p text:style-name="P5">- <text:span text:style-name="T2">Ne pas hésiter à utiliser le tableau pour expliquer</text:span></text:p>
      <text:p text:style-name="P5">- <text:span text:style-name="T2">Notation individuelle, mais si c’est bien fait on a la même note</text:span></text:p>
      <text:p text:style-name="P5">- <text:span text:style-name="T3">Important !!!</text:span><text:span text:style-name="T2"> Faire les transparents le plus vite possible pour les envoyer avant et avoir un retour + correction</text:span></text:p>
      <text:p text:style-name="P5">- <text:span text:style-name="T4">On ne présente pas des lignes de code, on peut montrer le code pour une fonction / un test mais pas +</text:span></text:p>
      <text:p text:style-name="P7">- On peut tendre des perches pour les questions et avoir des slides préparées en conséquen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0:13:33.847299513</meta:creation-date>
    <dc:date>2025-05-12T11:00:40.151941332</dc:date>
    <meta:editing-duration>PT3M29S</meta:editing-duration>
    <meta:editing-cycles>1</meta:editing-cycles>
    <meta:document-statistic meta:table-count="0" meta:image-count="0" meta:object-count="0" meta:page-count="1" meta:paragraph-count="27" meta:word-count="320" meta:character-count="1689" meta:non-whitespace-character-count="1395"/>
    <meta:generator>LibreOffice/24.2.7.2$Linux_X86_64 LibreOffice_project/420$Build-2</meta:generator>
  </office:meta>
</office:document-meta>
</file>